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56346781561158730"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919659615380094318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19961421901490278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46451604805026447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53969576704720319"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67408689840699114"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5252268006892815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971128992383804840"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2406870" text:continue-list="list625252268006892815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5414349365126446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86821"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394897"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391252"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403461"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86935"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 </text:p>
      <text:p text:style-name="P2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163607068830164632"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05T12:18:21.77</dc:date>
    <dc:creator>James Lombardi</dc:creator>
    <meta:editing-duration>P8DT22H32M48S</meta:editing-duration>
    <meta:editing-cycles>752</meta:editing-cycles>
    <meta:generator>OpenOffice/4.1.2$Win32 OpenOffice.org_project/412m3$Build-9782</meta:generator>
    <meta:document-statistic meta:table-count="0" meta:image-count="1" meta:object-count="0" meta:page-count="82" meta:paragraph-count="2300" meta:word-count="25991" meta:character-count="132546"/>
  </office:meta>
</office:document-meta>
</file>